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WWNum1"/>
    <style:style style:name="P4" style:family="paragraph" style:parent-style-name="Standard" style:list-style-name="WWNum2"/>
    <style:style style:name="P5" style:family="paragraph" style:parent-style-name="Standard" style:list-style-name="WWNum3"/>
    <style:style style:name="P6" style:family="paragraph" style:parent-style-name="Standard" style:list-style-name="WWNum4"/>
    <style:style style:name="P7" style:family="paragraph" style:parent-style-name="Standard" style:list-style-name="L1">
      <style:text-properties style:font-name="Courier 10 Pitch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d75"/>
    </style:style>
    <style:style style:name="T3" style:family="text">
      <style:text-properties officeooo:rsid="001a6157"/>
    </style:style>
    <style:style style:name="T4" style:family="text">
      <style:text-properties officeooo:rsid="001b85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pes</text:p>
      <text:p text:style-name="Standard"/>
      <text:p text:style-name="Standard">Pipes are an implementation of a message passing system.</text:p>
      <text:p text:style-name="Standard"/>
      <text:p text:style-name="P1">Considerations</text:p>
      <text:list xml:id="list18639146071" text:style-name="WWNum1">
        <text:list-item>
          <text:p text:style-name="P3">Full or Half duplex – Communication in both directions at the same time.</text:p>
        </text:list-item>
        <text:list-item>
          <text:p text:style-name="P3">Must a relationship exist between the processes</text:p>
        </text:list-item>
        <text:list-item>
          <text:p text:style-name="P3">Can they be used to communicate over a network</text:p>
        </text:list-item>
      </text:list>
      <text:p text:style-name="Standard"/>
      <text:p text:style-name="P1">Types</text:p>
      <text:list xml:id="list659342844" text:style-name="WWNum2">
        <text:list-item>
          <text:p text:style-name="P4">Unnamed – Ex: Unix pipes</text:p>
        </text:list-item>
        <text:list-item>
          <text:p text:style-name="P4">Named – Ex: Unix FIFO pipes</text:p>
        </text:list-item>
      </text:list>
      <text:p text:style-name="Standard"/>
      <text:p text:style-name="P1">Unix unnamed pipes<text:span text:style-name="T2">(Figure 8)</text:span></text:p>
      <text:list xml:id="list2097252286" text:style-name="WWNum3">
        <text:list-item>
          <text:p text:style-name="P5">Half duplex and unidirectional</text:p>
        </text:list-item>
        <text:list-item>
          <text:p text:style-name="P5">Can be used only by processes sharing the same ancestor as both the processes need to have access to both ends of the pipe. This is possible by a parent-child pair. The pipe created by the parent can be accessed by the child via the inherited file descriptors.</text:p>
        </text:list-item>
        <text:list-item>
          <text:p text:style-name="P5">It is a special kind of file existing in the kernel address space. This file is not accessible through the file system.</text:p>
        </text:list-item>
        <text:list-item>
          <text:p text:style-name="P5">Persists only as long as the program is running</text:p>
        </text:list-item>
      </text:list>
      <text:p text:style-name="Standard"/>
      <text:p text:style-name="P1">FIFO pipes<text:span text:style-name="T3">(Figure 9 </text:span><text:span text:style-name="T4">and 10</text:span><text:span text:style-name="T3">)</text:span></text:p>
      <text:list xml:id="list1267674589" text:style-name="WWNum4">
        <text:list-item>
          <text:p text:style-name="P6">Full duplex and bidirectional though they are used is unidirectional IPC's</text:p>
        </text:list-item>
        <text:list-item>
          <text:p text:style-name="P6">Any <text:span text:style-name="T1">two or more</text:span> processes can communicate. No need for common ancestry.</text:p>
        </text:list-item>
        <text:list-item>
          <text:p text:style-name="P6">Created using</text:p>
        </text:list-item>
      </text:list>
      <text:list xml:id="list1863914707" text:style-name="L1">
        <text:list-item>
          <text:list>
            <text:list-item>
              <text:p text:style-name="P7">int mkfifo(const char *pathname, mode_t mode)</text:p>
            </text:list-item>
          </text:list>
        </text:list-item>
      </text:list>
      <text:list xml:id="list219881664" text:continue-list="list1267674589" text:style-name="WWNum4">
        <text:list-item>
          <text:p text:style-name="P6">FIFO's do not invent a new namespace <text:s/>and can be accessed using ordinary filesystem <text:span text:style-name="T4">based </text:span><text:s/>system-calls(open, close, write).</text:p>
        </text:list-item>
        <text:list-item>
          <text:p text:style-name="P6">Typical uses</text:p>
          <text:list>
            <text:list-item>
              <text:p text:style-name="P6">Used by shell commands to pass data from one pipeline to the other without creating a temporary file</text:p>
            </text:list-item>
            <text:list-item>
              <text:p text:style-name="P6">Used a rendezvous points in client-server applications to pass data between server and client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1T16:57:24</meta:creation-date>
    <meta:initial-creator>Kempa </meta:initial-creator>
    <meta:editing-cycles>15</meta:editing-cycles>
    <meta:editing-duration>PT4H30M19S</meta:editing-duration>
    <meta:generator>LibreOffice/3.6$Linux_x86 LibreOffice_project/360m1$Build-2</meta:generator>
    <dc:date>2013-01-21T13:17:05</dc:date>
    <dc:creator>Kempa </dc:creator>
    <meta:document-statistic meta:table-count="0" meta:image-count="0" meta:object-count="0" meta:page-count="1" meta:paragraph-count="23" meta:word-count="244" meta:character-count="1374" meta:non-whitespace-character-count="1168"/>
  </office:meta>
</office:document-meta>
</file>